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0d6a" officeooo:paragraph-rsid="000c0d6a" style:font-size-asian="16pt" style:font-size-complex="16pt"/>
    </style:style>
    <style:style style:name="P2" style:family="paragraph" style:parent-style-name="Standard">
      <style:text-properties fo:font-size="16pt" fo:font-weight="bold" officeooo:rsid="000c0d6a" officeooo:paragraph-rsid="000c0d6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bel fleet demands <text:span text:style-name="T1">parity</text:span> with the Empire</text:p>
      <text:p text:style-name="P1"/>
      <text:p text:style-name="P1"/>
      <text:p text:style-name="P1">The Rebel Alliance fleet has an urgent message to transmit to you at their home planet. They are wary that the Empire may be intercepting their messages.</text:p>
      <text:p text:style-name="P1"/>
      <text:p text:style-name="P1"/>
      <text:p text:style-name="P1">Message Header: We are entering the asteroid belt, so there may be corruption!</text:p>
      <text:p text:style-name="P1"/>
      <text:p text:style-name="P1">Message Data:</text:p>
      <text:p text:style-name="P1"/>
      <text:p text:style-name="P3">C2 61 E4 67 65 F2 20 EC E5 E1 F2 6E 73 20 E6 F2 EF 6D 20 68 E9 73 20 76 E9 73 E9 74 EF F2 73 20 F4 E8 61 F4 A0 54 EF 61 64 20 68 61 F3 20 E3 F2 61 73 68 E5 64 20 73 E5 76 E5 6E 20 E3 61 F2 73 2C 20 68 61 73 20 62 E5 E5 6E 20 E9 6E 20 68 EF 73 70 E9 74 E1 EC 20 F4 68 72 E5 E5 A0 F4 E9 6D E5 73 2C 20 61 6E 64 20 68 61 73 20 73 F0 E5 6E F4 20 61 20 E6 EF F2 F4 75 6E E5 20 EF 6E 20 E6 E9 6E E5 73 AE 20 54 68 EF 75 67 68 20 6E EF F4 68 E9 6E 67 20 E3 61 6E 20 62 E5 20 64 EF 6E E5 20 61 F4 20 F4 68 E5 20 6D EF 6D E5 6E F4 20 A8 E9 F4 20 62 E5 E9 6E 67 20 F7 E9 6E F4 E5 F2 29 2C 20 F4 68 E5 79 20 F2 E5 73 EF 6C 76 E5 20 F4 68 E1 F4 20 F7 68 E5 EE 20 F4 68 E5 20 F4 E9 6D E5 20 E9 F3 A0 F2 69 67 68 F4 20 F4 68 E5 79 20 F7 E9 EC EC 20 6D 61 6B E5 20 61 20 70 EC 61 EE A0 F4 EF 20 70 F2 EF F4 E5 E3 F4 20 54 EF 61 E4 20 E6 72 6F 6D 20 68 69 6D 73 E5 EC E6 3B 20 F4 68 E5 79 20 61 F2 E5 2C 20 61 E6 F4 E5 F2 20 61 EC EC 2C 20 68 E9 73 20 E6 F2 E9 E5 6E E4 73 2C 20 61 6E 64 20 61 F2 E5 20 F7 EF F2 F2 E9 E5 64 20 61 62 EF 75 F4 20 68 E9 73 20 F7 E5 EC EC 20 62 E5 E9 6E 67 2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7T19:51:12.377928838</meta:creation-date>
    <meta:print-date>2021-01-07T20:02:23.147466314</meta:print-date>
    <dc:date>2021-01-07T20:24:46.442658872</dc:date>
    <meta:editing-duration>PT23M24S</meta:editing-duration>
    <meta:editing-cycles>1</meta:editing-cycles>
    <meta:document-statistic meta:table-count="0" meta:image-count="0" meta:object-count="0" meta:page-count="1" meta:paragraph-count="5" meta:word-count="407" meta:character-count="1359" meta:non-whitespace-character-count="957"/>
    <meta:generator>LibreOffice/7.0.4.2$Linux_X86_64 LibreOffice_project/00$Build-2</meta:generator>
  </office:meta>
</office:document-meta>
</file>